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0c01" officeooo:paragraph-rsid="00130c01"/>
    </style:style>
    <style:style style:name="P2" style:family="paragraph" style:parent-style-name="Standard" style:list-style-name="L1">
      <style:text-properties officeooo:rsid="00130c01" officeooo:paragraph-rsid="00130c01"/>
    </style:style>
    <style:style style:name="P3" style:family="paragraph" style:parent-style-name="Standard" style:list-style-name="L1">
      <style:text-properties officeooo:paragraph-rsid="00130c01"/>
    </style:style>
    <style:style style:name="P4" style:family="paragraph" style:parent-style-name="Standard">
      <style:text-properties officeooo:rsid="001497de" officeooo:paragraph-rsid="001497de"/>
    </style:style>
    <style:style style:name="T1" style:family="text">
      <style:text-properties officeooo:rsid="00130c0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sants Matériels :</text:p>
      <text:p text:style-name="P1"><text:tab/>postes informatiques</text:p>
      <text:p text:style-name="P1"/>
      <text:p text:style-name="P1">Logiciels :</text:p>
      <text:p text:style-name="P1"><text:tab/>Mercure</text:p>
      <text:p text:style-name="P1"/>
      <text:p text:style-name="P1">Organisationnel</text:p>
      <text:p text:style-name="P1"><text:tab/>Facturation</text:p>
      <text:p text:style-name="P1"><text:tab/>Consultation Facture Client</text:p>
      <text:p text:style-name="P1"><text:tab/>Consultation Stocks</text:p>
      <text:p text:style-name="P1"/>
      <text:p text:style-name="P1">Humain</text:p>
      <text:p text:style-name="P1"><text:tab/>Vendeur</text:p>
      <text:p text:style-name="P1"><text:tab/>Caissiers</text:p>
      <text:p text:style-name="P1"><text:tab/>Le gars qui ramène des trucs</text:p>
      <text:p text:style-name="P1"/>
      <text:p text:style-name="P1"/>
      <text:p text:style-name="P1"/>
      <text:p text:style-name="P1"/>
      <text:p text:style-name="P1">Collecte</text:p>
      <text:p text:style-name="P1"><text:tab/>récupération informations clients lors d’achats</text:p>
      <text:p text:style-name="P1"/>
      <text:p text:style-name="P1">Stockage et Sauvegarde :</text:p>
      <text:p text:style-name="P1"><text:tab/>Confidentialité des informations récupérés auprès des cleints</text:p>
      <text:p text:style-name="P1"/>
      <text:p text:style-name="P1">Traitement :</text:p>
      <text:p text:style-name="P1"><text:tab/>Possibilité de :</text:p>
      <text:list xml:id="list3554120156647736194" text:style-name="L1">
        <text:list-item>
          <text:p text:style-name="P3"><text:span text:style-name="T1">vérifier rapidement les stocK</text:span></text:p>
        </text:list-item>
        <text:list-item>
          <text:p text:style-name="P2">accéder à une commande ou une facture client</text:p>
        </text:list-item>
      </text:list>
      <text:p text:style-name="P1">Diffusions :</text:p>
      <text:p text:style-name="P1"><text:tab/>Base de donnée commune : les clients enregistrés dans un magasins peuvent être retrouvé <text:tab/>dans un autre </text:p>
      <text:p text:style-name="P1"/>
      <text:p text:style-name="P1"/>
      <text:p text:style-name="P1"/>
      <text:p text:style-name="P4">Mercure assure une meilleur efficacité du fonctionnement en ayant une base de donnée qui permet de connaître les client enregistrés dans n’importequel magasin de conforama, elle rend l’information accessible à tout moment et tout les personnel du magasin sont autoris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1:44:38.175084644</meta:creation-date>
    <dc:date>2016-11-04T11:57:36.332506514</dc:date>
    <meta:editing-duration>PT2M28S</meta:editing-duration>
    <meta:editing-cycles>1</meta:editing-cycles>
    <meta:document-statistic meta:table-count="0" meta:image-count="0" meta:object-count="0" meta:page-count="1" meta:paragraph-count="23" meta:word-count="119" meta:character-count="820" meta:non-whitespace-character-count="712"/>
    <meta:generator>LibreOffice/5.1.4.2$Linux_X86_64 LibreOffice_project/10m0$Build-2</meta:generator>
  </office:meta>
</office:document-meta>
</file>